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text-properties officeooo:rsid="0080036b" officeooo:paragraph-rsid="0080036b"/>
    </style:style>
    <style:style style:name="P9" style:family="paragraph" style:parent-style-name="Table_20_Contents">
      <style:text-properties officeooo:rsid="0080036b" officeooo:paragraph-rsid="0080f224"/>
    </style:style>
    <style:style style:name="P10" style:family="paragraph" style:parent-style-name="Table_20_Contents">
      <style:text-properties officeooo:rsid="0080036b" officeooo:paragraph-rsid="00825b09"/>
    </style:style>
    <style:style style:name="P11" style:family="paragraph" style:parent-style-name="Table_20_Contents">
      <style:text-properties officeooo:rsid="00825b09" officeooo:paragraph-rsid="00825b09"/>
    </style:style>
    <style:style style:name="P12" style:family="paragraph" style:parent-style-name="Table_20_Contents">
      <style:text-properties officeooo:rsid="00825b09" officeooo:paragraph-rsid="00841dda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d2dcf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7980492422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479804925040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1479804939184">
          <table:table-cell table:style-name="Tabla9.A2" table:number-columns-spanned="2" office:value-type="string">
            <text:p text:style-name="P7"><text:span text:style-name="T5">1.</text:span><text:span text:style-name="T4">1.</text:span><text:span text:style-name="T5"> </text:span><text:span text:style-name="T8">Crea los grupos dam1 y dam2 </text:span></text:p>
            <text:p text:style-name="P7"/>
            <text:p text:style-name="P8">1.2. Crea los usuarios alu01 y alu02 con grupo principal dam1</text:p>
            <text:p text:style-name="P8"/>
            <text:p text:style-name="P8">1.3. Crea los usuario alu03 y alu04 con grupo principal dam2 </text:p>
            <text:p text:style-name="P8"/>
            <text:p text:style-name="P8">1.4. Crea la carpeta /shared con propietario root con acceso de lectura para todo el mundo</text:p>
            <text:p text:style-name="P8"/>
            <text:p text:style-name="P8">1.5. Crea la capeta /shared/dam1 que pertenezca al usuario root y al grupo dam1 con permisos de lectura, escritura y ejecución para los usuarios de dam1</text:p>
            <text:p text:style-name="P8"/>
            <text:p text:style-name="P10">1.6. Crea la carpeta /shared/dam1/dropbox que pertenezca al usuario root y al grupo dam1 y que los usuarios de dam1 puedan guardar archivos pero no los puedan leer</text:p>
            <text:p text:style-name="P10"/>
            <text:p text:style-name="P12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12"/>
            <text:p text:style-name="P8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8"/>
            <text:p text:style-name="P9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9"/>
            <text:p text:style-name="P11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11"/>
            <text:p text:style-name="P11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8"/>
          </table:table-cell>
          <table:covered-table-cell/>
        </table:table-row>
      </table:table>
      <text:p text:style-name="P13"/>
      <text:p text:style-name="P13">(Completar…)</text:p>
      <text:p text:style-name="P5"/>
      <text:p text:style-name="P6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9T21:45:01.800000000</dc:date>
    <meta:editing-duration>PT11H15M5S</meta:editing-duration>
    <meta:editing-cycles>204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18" meta:word-count="297" meta:character-count="1750" meta:non-whitespace-character-count="1465"/>
  </office:meta>
</office:document-meta>
</file>